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0b6a" officeooo:paragraph-rsid="00090b6a"/>
    </style:style>
    <style:style style:name="P2" style:family="paragraph" style:parent-style-name="Standard">
      <style:text-properties style:text-underline-style="solid" style:text-underline-width="auto" style:text-underline-color="font-color" officeooo:rsid="000911c8" officeooo:paragraph-rsid="000911c8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TI COMPARTE</text:p>
      <text:p text:style-name="P1"/>
      <text:p text:style-name="P1">Módulos:</text:p>
      <text:p text:style-name="P1"/>
      <text:p text:style-name="P1">front page</text:p>
      <text:p text:style-name="P1">back end</text:p>
      <text:p text:style-name="P1">usuarios</text:p>
      <text:p text:style-name="P1">login</text:p>
      <text:p text:style-name="P1">content</text:p>
      <text:p text:style-name="P1">footer</text:p>
      <text:p text:style-name="P1">BD</text:p>
      <text:p text:style-name="P1"/>
      <text:p text:style-name="P1"/>
      <text:p text:style-name="P2">-BD</text:p>
      <text:p text:style-name="P2"/>
      <text:p text:style-name="P2">* usuarios</text:p>
      <text:p text:style-name="P2">* publicaciones</text:p>
      <text:p text:style-name="P2">* page &gt; tit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Tahoma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Tahoma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 </meta:initial-creator>
    <meta:creation-date>2015-05-17T02:43:28.671395079</meta:creation-date>
    <dc:date>2015-05-17T19:02:15.254823634</dc:date>
    <dc:creator>admin </dc:creator>
    <meta:editing-duration>PT28M20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1" meta:paragraph-count="13" meta:word-count="21" meta:character-count="110" meta:non-whitespace-character-count="102"/>
  </office:meta>
</office:document-meta>
</file>